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Standard">
      <style:paragraph-properties fo:break-before="column"/>
    </style:style>
    <style:style style:name="P3" style:family="paragraph" style:parent-style-name="Standard">
      <style:paragraph-properties fo:break-before="page"/>
    </style:style>
    <style:style style:name="P4" style:family="paragraph" style:parent-style-name="normal">
      <style:paragraph-properties fo:margin-left="0in" fo:margin-right="0in" fo:line-height="150%" fo:text-align="justify" style:justify-single-word="false" fo:text-indent="0in" style:auto-text-indent="false"/>
      <style:text-properties officeooo:paragraph-rsid="0020935e"/>
    </style:style>
    <style:style style:name="P5" style:family="paragraph" style:parent-style-name="Heading_20_1" style:master-page-name="Converted1">
      <style:paragraph-properties fo:margin-left="0in" fo:margin-right="-0.028in" fo:margin-top="0.0634in" fo:margin-bottom="0in" loext:contextual-spacing="false" fo:line-height="150%" fo:text-align="center" style:justify-single-word="false" fo:keep-together="auto" fo:orphans="0" fo:widows="0" fo:text-indent="0.3929in" style:auto-text-indent="false" style:page-number="auto" fo:break-before="page" fo:keep-with-next="auto"/>
      <style:text-properties style:font-name="Times New Roman" fo:font-size="15pt" fo:font-weight="bold" officeooo:rsid="001eb983" officeooo:paragraph-rsid="0020e7a2" style:font-name-asian="Times New Roman1" style:font-size-asian="15pt" style:font-weight-asian="bold" style:font-name-complex="Times New Roman1" style:font-size-complex="15pt"/>
    </style:style>
    <style:style style:name="P6" style:family="paragraph" style:parent-style-name="normal">
      <style:paragraph-properties fo:margin-left="0in" fo:margin-right="0in" fo:line-height="150%" fo:text-align="justify" style:justify-single-word="false" fo:text-indent="0.3752in" style:auto-text-indent="false"/>
      <style:text-properties style:font-name="Times New Roman" fo:font-size="14pt" officeooo:paragraph-rsid="001eb983" style:font-name-asian="Times New Roman1" style:font-size-asian="14pt" style:font-name-complex="Times New Roman1" style:font-size-complex="14pt"/>
    </style:style>
    <style:style style:name="P7" style:family="paragraph" style:parent-style-name="normal">
      <style:paragraph-properties fo:margin-left="0in" fo:margin-right="0in" fo:line-height="150%" fo:text-align="justify" style:justify-single-word="false" fo:text-indent="0.3752in" style:auto-text-indent="false"/>
      <style:text-properties style:font-name="Times New Roman" fo:font-size="14pt" officeooo:rsid="001eb983" officeooo:paragraph-rsid="0020e7a2" style:font-name-asian="Times New Roman1" style:font-size-asian="14pt" style:font-name-complex="Times New Roman1" style:font-size-complex="14pt"/>
    </style:style>
    <style:style style:name="P8" style:family="paragraph" style:parent-style-name="normal">
      <style:paragraph-properties fo:margin-left="0in" fo:margin-right="-0.028in" fo:margin-top="0.0634in" fo:margin-bottom="0in" loext:contextual-spacing="false" fo:line-height="150%" fo:text-align="start" style:justify-single-word="false" fo:orphans="0" fo:widows="0" fo:text-indent="0.3929in" style:auto-text-indent="false"/>
      <style:text-properties style:font-name="Times New Roman" fo:font-size="15pt" fo:font-weight="bold" officeooo:rsid="001eb983" officeooo:paragraph-rsid="0020e7a2" style:font-name-asian="Times New Roman1" style:font-size-asian="15pt" style:font-weight-asian="bold" style:font-name-complex="Times New Roman1" style:font-size-complex="15pt"/>
    </style:style>
    <style:style style:name="T1" style:family="text">
      <style:text-properties officeooo:rsid="001eb983"/>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officeooo:rsid="001eb983" style:font-name-asian="Times New Roman1" style:font-size-asian="14pt" style:font-name-complex="Times New Roman1" style:font-size-complex="14pt"/>
    </style:style>
    <style:style style:name="T4" style:family="text">
      <style:text-properties style:font-name="Times New Roman" fo:font-size="14pt" officeooo:rsid="0020935e" style:font-name-asian="Times New Roman1" style:font-size-asian="14pt" style:font-name-complex="Times New Roman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
      <text:p text:style-name="P3">Lời mở đầu </text:p>
      <text:p text:style-name="Standard">Ngày nay trong thời kì <text:span text:style-name="T1">4.0 công nghệ thông tin ngày càng mở rộng và phát triển mạnh mẽ theo các chiều hướng khác nhau phát triển về mọi mặt cả chiều sâu lẫn chiều rộng .máy tính điện tự hay các đồ dùng công nghệ không còn là quá xa lạ hay hiếm như trước nữa mà nó đang ngày càng trở thành một phần nào đó vô hình quạn trọng với chúng ta mà chúng ta không thể thiếu . Tôi dám chắc trong tất cả mỗi người chúng ta không ai là không từng dùng đến hay biết về chúng thậm trí chúng ta còn xử dụng chúng rất nhiều là đằng khác . chúng là những công cụ làm việc giải trí thông dụng của con người , không chỉ ở môi trường công sở hay công ty nào đó mà thậm trí nó còn đang tồn tại trong gia đình chúng ta . </text:span></text:p>
      <text:p text:style-name="P6">Đứng trước vai trò của thông tin hoạt động cạnh tranh gay gắt, các tổ chức và các doanh nghiệp đều tìm mọi biện pháp để xây dựng hoàn thiện hệ thống thông tin của mình nhằm tin học hóa các hoạt động tác nghiệp của đơn vị.</text:p>
      <text:p text:style-name="P6">Hiện nay các công ty tin học hàng đầu thế giới không ngừng đầu tư và cải thiện các giải pháp quản lý nhân viên của mình. Thông qua các sản phẩm và công nghệ này, công ty có thể dễ dàng quản lý được thông tin, thời gian làm việc... của nhân viên hơn. Với những thao tác đơn giản trên máy có nối mạng Internet bạn sẽ có tận tay những gì mình cần mà không phải mất nhiều thời gian. Bạn chỉ cần vào các trang hệ thống của công ty, làm theo hướng dẫn và click vào những gì bạn cần, các nhà dịch vụ sẽ mang đến tận nhà cho bạn. </text:p>
      <text:p text:style-name="P4"><text:span text:style-name="T2"><text:s/>Ở việt nam hiện nay các công ty thường sẽ có </text:span><text:span text:style-name="T4">1 trang </text:span><text:span text:style-name="T3">website</text:span><text:span text:style-name="T4"> cho riêng mình có thể là trang </text:span><text:span text:style-name="T3">website</text:span><text:span text:style-name="T4"> quản lí nhân sự hoặc trang web bán hàng kinh doanh các mặt hàng công ty <text:s/>nhiều công ty còn có trang </text:span><text:span text:style-name="T3">website</text:span><text:span text:style-name="T4"> quản lí tiến độ làm việc như đất đai phân lô bán nền hay xây dựng để biết dự án hoàn thành được đến đâu tiến độ ra sao những gì còn thiếu sót để kịp thời củng cố sửa đổi và phát triển </text:span><text:span text:style-name="T2"><text:s/></text:span><text:span text:style-name="T3">. </text:span></text:p>
      <text:p text:style-name="P7">Để tiếp cận và góp phần đẩy mạnh sự phổ biến của hệ thống quản lý tiến độ <text:s/>dự án của công ty ở Việt Nam, em đã tìm hiểu và chọn đề tài Xây dựng hệ thống quản lý dự án đất phân lô bán nền . Mục tiêu của đề tài là xây dựng website hỗ trợ quá trình quản lí tiến độ dự án một các dễ hơn , <text:s/>website có thể cho công ty và các thành viên trong dự án có thể đăng lên những thứ mục đã hoàn thành và chưa hoàn thành từ đó để có các giải pháp giúp dự án có thể kịp tiến độ để không gây ra những tổn thất về cho công ty . </text:p>
      <text:p text:style-name="P5">CHƯƠNG 1: GIỚI THIỆU VỀ GROOO international</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165in" fo:margin-bottom="0.722in" fo:margin-left="0.9307in" fo:margin-right="0.5138in" style:writing-mode="lr-tb" style:layout-grid-color="#c0c0c0" style:layout-grid-lines="25220"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252in" fo:margin-left="0in" fo:margin-right="0in" fo:margin-top="0.0862in" style:dynamic-spacing="true"/>
      </style:footer-style>
    </style:page-layout>
  </office:automatic-styles>
  <office:master-styles>
    <style:master-page style:name="Standard" style:page-layout-name="Mpm1"/>
    <style:master-page style:name="Converted1" style:page-layout-name="Mpm2">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6T09:35:53.355294935</meta:creation-date>
    <dc:date>2022-07-08T08:50:45.706988839</dc:date>
    <meta:editing-duration>PT4H9M26S</meta:editing-duration>
    <meta:editing-cycles>2</meta:editing-cycles>
    <meta:generator>LibreOffice/6.4.7.2$Linux_X86_64 LibreOffice_project/40$Build-2</meta:generator>
    <meta:document-statistic meta:table-count="0" meta:image-count="0" meta:object-count="0" meta:page-count="3" meta:paragraph-count="8" meta:word-count="549" meta:character-count="2403" meta:non-whitespace-character-count="1852"/>
  </office:meta>
</office:document-meta>
</file>